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26fab5" officeooo:paragraph-rsid="0026fab5"/>
    </style:style>
    <style:style style:name="P2" style:family="paragraph" style:parent-style-name="Text_20_body">
      <style:text-properties officeooo:rsid="002755a1" officeooo:paragraph-rsid="002755a1"/>
    </style:style>
    <style:style style:name="P3" style:family="paragraph" style:parent-style-name="Text_20_body">
      <style:text-properties officeooo:rsid="002761f8" officeooo:paragraph-rsid="002a443b"/>
    </style:style>
    <style:style style:name="P4" style:family="paragraph" style:parent-style-name="Text_20_body">
      <style:text-properties officeooo:rsid="002afd5c" officeooo:paragraph-rsid="002afd5c"/>
    </style:style>
    <style:style style:name="P5" style:family="paragraph" style:parent-style-name="Text_20_body">
      <style:text-properties officeooo:rsid="00320720" officeooo:paragraph-rsid="003b6da9"/>
    </style:style>
    <style:style style:name="P6" style:family="paragraph" style:parent-style-name="Text_20_body">
      <style:text-properties officeooo:rsid="00393520" officeooo:paragraph-rsid="00393520"/>
    </style:style>
    <style:style style:name="P7" style:family="paragraph" style:parent-style-name="Text_20_body">
      <style:text-properties officeooo:rsid="003a0b29" officeooo:paragraph-rsid="003a0b29"/>
    </style:style>
    <style:style style:name="P8" style:family="paragraph" style:parent-style-name="Text_20_body">
      <style:text-properties officeooo:rsid="003b6da9" officeooo:paragraph-rsid="003b6da9"/>
    </style:style>
    <style:style style:name="P9" style:family="paragraph" style:parent-style-name="Text_20_body">
      <style:text-properties officeooo:rsid="003dd9bd" officeooo:paragraph-rsid="003dd9bd"/>
    </style:style>
    <style:style style:name="P10" style:family="paragraph" style:parent-style-name="Text_20_body">
      <style:text-properties officeooo:rsid="003ec3a7" officeooo:paragraph-rsid="003ec3a7"/>
    </style:style>
    <style:style style:name="P11" style:family="paragraph" style:parent-style-name="Text_20_body">
      <style:text-properties fo:font-style="normal" officeooo:rsid="002a443b" officeooo:paragraph-rsid="002dbbdb" style:font-style-asian="normal" style:font-style-complex="normal"/>
    </style:style>
    <style:style style:name="P12" style:family="paragraph" style:parent-style-name="Text_20_body">
      <style:text-properties fo:font-style="normal" officeooo:rsid="002dbbdb" officeooo:paragraph-rsid="002dbbdb" style:font-style-asian="normal" style:font-style-complex="normal"/>
    </style:style>
    <style:style style:name="P13" style:family="paragraph" style:parent-style-name="Text_20_body">
      <style:text-properties fo:font-style="normal" officeooo:rsid="002d692a" officeooo:paragraph-rsid="002d692a" style:font-style-asian="normal" style:font-style-complex="normal"/>
    </style:style>
    <style:style style:name="P14" style:family="paragraph" style:parent-style-name="Text_20_body">
      <style:text-properties fo:font-style="normal" officeooo:rsid="002da4de" officeooo:paragraph-rsid="002da4de" style:font-style-asian="normal" style:font-style-complex="normal"/>
    </style:style>
    <style:style style:name="P15" style:family="paragraph" style:parent-style-name="Text_20_body">
      <style:text-properties fo:font-style="normal" officeooo:rsid="00532620" officeooo:paragraph-rsid="00532620" style:font-style-asian="normal" style:font-style-complex="normal"/>
    </style:style>
    <style:style style:name="P16" style:family="paragraph" style:parent-style-name="Text_20_body">
      <style:text-properties officeooo:rsid="003b6da9" officeooo:paragraph-rsid="003b6da9"/>
    </style:style>
    <style:style style:name="P17" style:family="paragraph" style:parent-style-name="Text_20_body">
      <style:text-properties officeooo:rsid="002fd985" officeooo:paragraph-rsid="00403ec8"/>
    </style:style>
    <style:style style:name="P18" style:family="paragraph" style:parent-style-name="Text_20_body">
      <style:text-properties officeooo:rsid="003ec3a7" officeooo:paragraph-rsid="003ec3a7"/>
    </style:style>
    <style:style style:name="P19" style:family="paragraph" style:parent-style-name="Text_20_body">
      <style:text-properties officeooo:rsid="00439dea" officeooo:paragraph-rsid="00439dea"/>
    </style:style>
    <style:style style:name="P20" style:family="paragraph" style:parent-style-name="Text_20_body">
      <style:text-properties officeooo:paragraph-rsid="0044edf6"/>
    </style:style>
    <style:style style:name="P21" style:family="paragraph" style:parent-style-name="Text_20_body">
      <style:text-properties officeooo:rsid="00496081" officeooo:paragraph-rsid="005c5cde"/>
    </style:style>
    <style:style style:name="P22" style:family="paragraph" style:parent-style-name="Text_20_body">
      <style:text-properties officeooo:rsid="004d2ee5" officeooo:paragraph-rsid="004d2ee5"/>
    </style:style>
    <style:style style:name="P23" style:family="paragraph" style:parent-style-name="Text_20_body">
      <style:text-properties officeooo:rsid="004eba83" officeooo:paragraph-rsid="004eba83"/>
    </style:style>
    <style:style style:name="P24" style:family="paragraph" style:parent-style-name="Text_20_body">
      <style:text-properties officeooo:rsid="00504dcb" officeooo:paragraph-rsid="00541c33"/>
    </style:style>
    <style:style style:name="P25" style:family="paragraph" style:parent-style-name="Text_20_body">
      <style:text-properties officeooo:rsid="00504dcb" officeooo:paragraph-rsid="005c5cde"/>
    </style:style>
    <style:style style:name="P26" style:family="paragraph" style:parent-style-name="Text_20_body">
      <style:text-properties officeooo:rsid="0056ae1d" officeooo:paragraph-rsid="0056ae1d"/>
    </style:style>
    <style:style style:name="P27" style:family="paragraph" style:parent-style-name="Text_20_body">
      <style:text-properties officeooo:rsid="005e8435" officeooo:paragraph-rsid="005e8435"/>
    </style:style>
    <style:style style:name="P28" style:family="paragraph" style:parent-style-name="Heading_20_2">
      <style:text-properties officeooo:rsid="000e23fb" officeooo:paragraph-rsid="000e23fb"/>
    </style:style>
    <style:style style:name="P29" style:family="paragraph" style:parent-style-name="Heading_20_2">
      <style:text-properties officeooo:rsid="00072c70" officeooo:paragraph-rsid="00072c70"/>
    </style:style>
    <style:style style:name="P30" style:family="paragraph" style:parent-style-name="Heading_20_2">
      <style:text-properties officeooo:rsid="0021a229" officeooo:paragraph-rsid="0021a229"/>
    </style:style>
    <style:style style:name="P31" style:family="paragraph" style:parent-style-name="Heading_20_2">
      <style:text-properties officeooo:paragraph-rsid="00496081"/>
    </style:style>
    <style:style style:name="P32" style:family="paragraph" style:parent-style-name="Heading_20_3">
      <style:text-properties officeooo:rsid="0035b24c" officeooo:paragraph-rsid="0035b24c"/>
    </style:style>
    <style:style style:name="P33" style:family="paragraph" style:parent-style-name="Heading_20_3">
      <style:text-properties officeooo:rsid="0035b24c" officeooo:paragraph-rsid="0044edf6"/>
    </style:style>
    <style:style style:name="P34" style:family="paragraph" style:parent-style-name="Heading_20_1">
      <style:text-properties officeooo:rsid="0026fab5" officeooo:paragraph-rsid="0026fab5"/>
    </style:style>
    <style:style style:name="P35" style:family="paragraph" style:parent-style-name="Heading_20_1">
      <style:text-properties officeooo:rsid="00072c70" officeooo:paragraph-rsid="00072c70"/>
    </style:style>
    <style:style style:name="T1" style:family="text">
      <style:text-properties officeooo:rsid="00273929"/>
    </style:style>
    <style:style style:name="T2" style:family="text">
      <style:text-properties officeooo:rsid="002761f8"/>
    </style:style>
    <style:style style:name="T3" style:family="text">
      <style:text-properties fo:font-style="italic" style:font-style-asian="italic" style:font-style-complex="italic"/>
    </style:style>
    <style:style style:name="T4" style:family="text">
      <style:text-properties fo:font-style="italic" officeooo:rsid="00282009" style:font-style-asian="italic" style:font-style-complex="italic"/>
    </style:style>
    <style:style style:name="T5" style:family="text">
      <style:text-properties fo:font-style="italic" officeooo:rsid="002d692a" style:font-style-asian="italic" style:font-style-complex="italic"/>
    </style:style>
    <style:style style:name="T6" style:family="text">
      <style:text-properties officeooo:rsid="00282009"/>
    </style:style>
    <style:style style:name="T7" style:family="text">
      <style:text-properties fo:font-style="normal" style:font-style-asian="normal" style:font-style-complex="normal"/>
    </style:style>
    <style:style style:name="T8" style:family="text">
      <style:text-properties fo:font-style="normal" officeooo:rsid="00282009" style:font-style-asian="normal" style:font-style-complex="normal"/>
    </style:style>
    <style:style style:name="T9" style:family="text">
      <style:text-properties fo:font-style="normal" officeooo:rsid="002862c7" style:font-style-asian="normal" style:font-style-complex="normal"/>
    </style:style>
    <style:style style:name="T10" style:family="text">
      <style:text-properties fo:font-style="normal" officeooo:rsid="002a443b" style:font-style-asian="normal" style:font-style-complex="normal"/>
    </style:style>
    <style:style style:name="T11" style:family="text">
      <style:text-properties fo:font-style="normal" officeooo:rsid="002c102b" style:font-style-asian="normal" style:font-style-complex="normal"/>
    </style:style>
    <style:style style:name="T12" style:family="text">
      <style:text-properties fo:font-style="normal" officeooo:rsid="002d692a" style:font-style-asian="normal" style:font-style-complex="normal"/>
    </style:style>
    <style:style style:name="T13" style:family="text">
      <style:text-properties fo:font-style="normal" officeooo:rsid="002dbbdb" style:font-style-asian="normal" style:font-style-complex="normal"/>
    </style:style>
    <style:style style:name="T14" style:family="text">
      <style:text-properties fo:font-style="normal" officeooo:rsid="003151a6" style:font-style-asian="normal" style:font-style-complex="normal"/>
    </style:style>
    <style:style style:name="T15" style:family="text">
      <style:text-properties fo:font-style="normal" officeooo:rsid="00320720" style:font-style-asian="normal" style:font-style-complex="normal"/>
    </style:style>
    <style:style style:name="T16" style:family="text">
      <style:text-properties fo:font-style="normal" officeooo:rsid="00335aa5" style:font-style-asian="normal" style:font-style-complex="normal"/>
    </style:style>
    <style:style style:name="T17" style:family="text">
      <style:text-properties fo:font-style="normal" officeooo:rsid="00403ec8" style:font-style-asian="normal" style:font-style-complex="normal"/>
    </style:style>
    <style:style style:name="T18" style:family="text">
      <style:text-properties fo:font-style="normal" officeooo:rsid="00422b47" style:font-style-asian="normal" style:font-style-complex="normal"/>
    </style:style>
    <style:style style:name="T19" style:family="text">
      <style:text-properties fo:font-style="normal" officeooo:rsid="00433f31" style:font-style-asian="normal" style:font-style-complex="normal"/>
    </style:style>
    <style:style style:name="T20" style:family="text">
      <style:text-properties officeooo:rsid="002a443b"/>
    </style:style>
    <style:style style:name="T21" style:family="text">
      <style:text-properties style:text-position="sub 58%" fo:font-style="italic" officeooo:rsid="002d692a" style:font-style-asian="italic" style:font-style-complex="italic"/>
    </style:style>
    <style:style style:name="T22" style:family="text">
      <style:text-properties officeooo:rsid="003151a6"/>
    </style:style>
    <style:style style:name="T23" style:family="text">
      <style:text-properties officeooo:rsid="003b6da9"/>
    </style:style>
    <style:style style:name="T24" style:family="text">
      <style:text-properties officeooo:rsid="003d515d"/>
    </style:style>
    <style:style style:name="T25" style:family="text">
      <style:text-properties officeooo:rsid="003dd9bd"/>
    </style:style>
    <style:style style:name="T26" style:family="text">
      <style:text-properties officeooo:rsid="003e4d2e"/>
    </style:style>
    <style:style style:name="T27" style:family="text">
      <style:text-properties officeooo:rsid="0045ace2"/>
    </style:style>
    <style:style style:name="T28" style:family="text">
      <style:text-properties officeooo:rsid="0046eb2d"/>
    </style:style>
    <style:style style:name="T29" style:family="text">
      <style:text-properties officeooo:rsid="00496081"/>
    </style:style>
    <style:style style:name="T30" style:family="text">
      <style:text-properties officeooo:rsid="004b5969"/>
    </style:style>
    <style:style style:name="T31" style:family="text">
      <style:text-properties officeooo:rsid="004f13b8"/>
    </style:style>
    <style:style style:name="T32" style:family="text">
      <style:text-properties officeooo:rsid="00521084"/>
    </style:style>
    <style:style style:name="T33" style:family="text">
      <style:text-properties officeooo:rsid="005251df"/>
    </style:style>
    <style:style style:name="T34" style:family="text">
      <style:text-properties officeooo:rsid="00532620"/>
    </style:style>
    <style:style style:name="T35" style:family="text">
      <style:text-properties officeooo:rsid="005c5cde"/>
    </style:style>
    <style:style style:name="T36" style:family="text">
      <style:text-properties officeooo:rsid="0063bf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Project Specification</text:h>
      <text:p text:style-name="P1">In order to have a useful comparison of potential implementations, it is necessary to have a clear<text:span text:style-name="T1"> definition of the problem at hand. Specifically, we need to define the search space.</text:span></text:p>
      <text:p text:style-name="P2">This starts with defining the state of the environment at any given moment in time. The most important state variables are the locations of each card in the deck, with a card being either in one of the player's hands or out of play. We can represent each card as a variable with a value representing one of the four locations.<text:span text:style-name="T2"> Going forward we will refer to the collective state of all cards as the "deck state".</text:span> Th<text:span text:style-name="T2">e</text:span> <text:span text:style-name="T2">deck state</text:span> <text:span text:style-name="T2">has (MATHS???) possible values.</text:span></text:p>
      <text:p text:style-name="P3">The problem is complicated by the fact that during play we only know the locations of a subset of the cards. We know the state of the 16 cards dealt to us, plus the <text:span text:style-name="T3">t</text:span><text:span text:style-name="T4"> </text:span>*<text:span text:style-name="T6"> </text:span>2 + <text:span text:style-name="T3">p</text:span> cards so far played by the opponents (with <text:span text:style-name="T3">t</text:span> being the number of completed tricks and <text:span text:style-name="T3">p</text:span> being our position in the play order).<text:span text:style-name="T20"> If we are the leader (i.e. </text:span><text:span text:style-name="T4">p</text:span><text:span text:style-name="T8"> = 0) we also know the 4 cards discarded at the sta</text:span><text:span text:style-name="T9">r</text:span><text:span text:style-name="T8">t of the game</text:span><text:span text:style-name="T10">. Lastly, if an opponent plays a card from a different suit to the lead we know that they can't have any cards from the lead suit.</text:span></text:p>
      <text:p text:style-name="P17"><text:span text:style-name="T10">W</text:span><text:span text:style-name="T7">ith these rules governing how much of the state is known, </text:span><text:span text:style-name="T17">we can express the unknown portion with random variables.</text:span><text:span text:style-name="T18"> Each card could be represented with a probability distribution over its potential location, or each location could be represented with a probability distribution over its potential card </text:span><text:span text:style-name="T19">make-up. The latter makes more sense as we are only interested in the potential cards our opponents have, and it will be easier to locate this information without trawling through the entire deck state.</text:span></text:p>
      <text:p text:style-name="P11">MATHS: How big is the search space now?</text:p>
      <text:p text:style-name="P12">EXPAND: Comment on how the remaining space shrinks drastically as cards are played.</text:p>
      <text:p text:style-name="P6"><text:span text:style-name="T13">F</text:span><text:span text:style-name="T7">rom the agent's perspective, state transitions where an opponent plays a card will be non-deterministic. The chance of an opponent playing a given card will be the probability of them possessing it multiplied by the probability of them choosing to play it. The chance of them choosing an illegal move is 0, but the probability distribution among legal choices is less obvious and will be discussed as it applies to the algorithms considered later.</text:span></text:p>
      <text:p text:style-name="P4"><text:span text:style-name="T14">Score will be the main factor in calculating a state's utility</text:span><text:span text:style-name="T7">.</text:span><text:span text:style-name="T11"> The obvious way to represent a </text:span><text:span text:style-name="T16">three </text:span><text:span text:style-name="T11">way score is with a vector containing the running tally </text:span><text:span text:style-name="T12">of each player </text:span><text:span text:style-name="T15">score</text:span><text:span text:style-name="T12">, i.e. (</text:span><text:span text:style-name="T5">w</text:span><text:span text:style-name="T21">0</text:span><text:span text:style-name="T12">-8, </text:span><text:span text:style-name="T5">w</text:span><text:span text:style-name="T21">1</text:span><text:span text:style-name="T12">-4, </text:span><text:span text:style-name="T5">w</text:span><text:span text:style-name="T21">2</text:span><text:span text:style-name="T12">-4) where </text:span><text:span text:style-name="T5">w</text:span><text:span text:style-name="T21">n</text:span><text:span text:style-name="T12"> is the number of tricks won by player </text:span><text:span text:style-name="T5">n</text:span><text:span text:style-name="T12">. The agent can then subtract the highest opponent's score from its own to measure </text:span><text:span text:style-name="T14">the state'</text:span><text:span text:style-name="T12">s</text:span><text:span text:style-name="T14"> utility</text:span><text:span text:style-name="T12">. EXPAND: alternative methods?</text:span></text:p>
      <text:p text:style-name="P13">MATHS: Number of score combinations, new search space size.</text:p>
      <text:p text:style-name="P15">EXPAND: Encode points as the step-cost in the transition model, reducing search space size in exchange for squaring transition model size.</text:p>
      <text:p text:style-name="P14">EXPAND: Other variables (e.g. opponent modelling)?</text:p>
      <text:h text:style-name="P35" text:outline-level="1"><text:soft-page-break/>Algorithm Research</text:h>
      <text:h text:style-name="P28" text:outline-level="2">ExpectiMax Search</text:h>
      <text:p text:style-name="P5">EM is a varia<text:span text:style-name="T23">tion</text:span> of <text:span text:style-name="T23">the </text:span>MiniMax <text:span text:style-name="T23">concept where some moves are governed by chance rather than player logic. EM incorporates chance by treating it as another player (sometimes labelled "nature"). Whenever chance rather than logic determines the potential outcomes (i.e. a "move by nature"), the tree branches into those potential outcomes as normal.</text:span></text:p>
      <text:p text:style-name="P8">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p>
      <text:p text:style-name="P7">An important thing to note is that alpha-beta pruning can't be applied to chance nodes, <text:span text:style-name="T25">impacting</text:span> performance.</text:p>
      <text:h text:style-name="P32" text:outline-level="3">Project Implementation</text:h>
      <text:p text:style-name="P8">The "random" events in our model are the opponents playing one of their cards. <text:span text:style-name="T24">This implies that</text:span> opponent moves actually become chance nodes<text:span text:style-name="T24"> on an EM tree, while our moves follow the same logic as max nodes in a MiniMax search.</text:span></text:p>
      <text:p text:style-name="P9">Given that chance nodes would outnumber max nodes 2:1, this implementation rel<text:span text:style-name="T26">ies</text:span> heavily on accurately predicting opponent decision <text:span text:style-name="T26">probabilities</text:span>. <text:span text:style-name="T26">We could assume a greedy opponent strategy (i.e. play the lowest value card that will win the hand, otherwise discard the lowest value card), but this is difficult with a model that doesn't have full knowledge of the other cards in their hand. Alternatively we could attempt to formulate the optimal strategy and assume our opponent will employ it as well, but this is still a massive assumption to base everything on.</text:span></text:p>
      <text:p text:style-name="P10">Assumption issues aside, ExpectiMax also faces considerable performance hurdles.</text:p>
      <text:p text:style-name="P10">MATHS: Branching factors at different levels, maximum viable search depth.<text:span text:style-name="T34"> Mapping the space as a tree removes transition model and its potential advantages.</text:span></text:p>
      <text:p text:style-name="P19">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P29" text:outline-level="2">Monte Carlo</text:h>
      <text:h text:style-name="P31" text:outline-level="2"><text:span text:style-name="T29">Markov Decision Process</text:span></text:h>
      <text:p text:style-name="List_20_Contents"/>
      <text:p text:style-name="P21">A Markov Decision Process (discussed in this unit's lectures) models a<text:span text:style-name="T30"> scenario where the agent's choices have a random chance of causing one of several potential state transitions, each of which carries a certain reward or cost. The set of transitions is defined as {state, action, {probability, </text:span><text:soft-page-break/><text:span text:style-name="T30">destination, reward}}. States themselves may also serve a reward upon reaching them, or this reward can be incorporated into the transitions with that state as destination. This model usually allows multiple transitions into each state, forming a path problem as opposed to the search problem associated with tree-like spaces (it's not the destination but the road, man).</text:span></text:p>
      <text:p text:style-name="P22">Dynamic programming can be applied to this model to derive an optimal policy, i.e. a plan of the best decision to make in every state the agent may find itself in. At runtime the agent then simply needs to observe the state it is in and apply the corresponding policy action.</text:p>
      <text:p text:style-name="P23">A variant of this model is the Partially Observable MDP, applicable to partially observable environments. Because the agent cannot know exactly what state it is in, it instead maintains a "belief state" that takes the form of a probability distribution over <text:span text:style-name="T31">what the current state might be. As the agent takes actions and makes observations about parts of the environment it is able to update its belief state to a more refined estimate of the true state.</text:span></text:p>
      <text:p text:style-name="P24">Finding a policy for a POMDP involves mapping the potential belief states (the "belief space") rather than the actual state space. The <text:span text:style-name="T35">reward</text:span> <text:span text:style-name="T35">for being in</text:span> a belief state is unknown, so must be represented as the expected <text:span text:style-name="T35">reward</text:span> of the <text:span text:style-name="T32">actual</text:span> <text:span text:style-name="T32">states corresponding to that belief.</text:span></text:p>
      <text:p text:style-name="P25"><text:span text:style-name="T32">The transition model for a belief space revolves around potential observations rather than potential destination states. Each action available in a belief state may result in one of several observations, each leading to a new belief state once the belief is updated with the observation. In this sense the transitions are defined as {belief, action, {probability, observation, next belief, reward}}.</text:span></text:p>
      <text:h text:style-name="P33" text:outline-level="3">Project Implementation</text:h>
      <text:p text:style-name="P20">The game can be formulated as a<text:span text:style-name="T33">n</text:span> M<text:span text:style-name="T33">DP</text:span> by removing states where an opponent<text:span text:style-name="T28"> has their turn </text:span>from the search space. Instead the agent would only consider its own turns, with the opponents choices reflected in the state <text:span text:style-name="T27">the agent transitions to. The two opponent moves (and their chances of occurring) would be contracted into a single transition, with the probability of that transition being the probability of the opponents making those two moves in sequence.</text:span></text:p>
      <text:p text:style-name="P26"><text:span text:style-name="T35">This model is only semantically different from a</text:span> POMDP<text:span text:style-name="T35">, in which the belief state would be a probability distribution over the entire deck state as opposed to the beliefs about separate cards defining the state. Observations would be the cards played by the opponents and the winner of the trick.</text:span></text:p>
      <text:p text:style-name="P27">In either case the transition carries the entire reward with no contribution from the state, allowing all rewards to be certain even in a POMDP.<text:span text:style-name="T36"> Furthermore the equivalency of these state and belief definitions means an MDP and POMDP would possess identically sized search spaces, making our selection of model a simple matter of preference (MATHS: Confirm this).</text:span></text:p>
      <text:p text:style-name="P27">MATHS: Solving MDP with our search space. Appropriate discount value.<text:span text:style-name="T36"> Comparison to tree search.</text:span></text:p>
      <text:h text:style-name="P30" text:outline-level="2"><text:span text:style-name="T22">Reinforcement </text:span>Learning</text:h>
      <text:p text:style-name="List_20_Contents">A learning approach could be used to formulate a policy for the above POMDP.</text:p>
      <text:p text:style-name="List_20_Contents"><text:soft-page-break/>This would involve repeated sampling of potential policies followed by attempting to improve based on feedbac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01:34:21.912177014</meta:creation-date>
    <meta:generator>LibreOffice/5.3.2.2$Windows_X86_64 LibreOffice_project/6cd4f1ef626f15116896b1d8e1398b56da0d0ee1</meta:generator>
    <dc:date>2017-10-14T15:36:50.339000000</dc:date>
    <meta:editing-duration>PT5H44M6S</meta:editing-duration>
    <meta:editing-cycles>55</meta:editing-cycles>
    <meta:document-statistic meta:table-count="0" meta:image-count="0" meta:object-count="0" meta:page-count="4" meta:paragraph-count="38" meta:word-count="1408" meta:character-count="8539" meta:non-whitespace-character-count="7169"/>
  </office:meta>
</office:document-meta>
</file>